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officeooo:paragraph-rsid="0050e531"/>
    </style:style>
    <style:style style:name="P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4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" style:family="paragraph" style:parent-style-name="Table_20_Contents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" style:family="paragraph" style:parent-style-name="Table_20_Contents">
      <style:paragraph-properties fo:margin-top="0cm" fo:margin-bottom="0cm" style:contextual-spacing="false" fo:line-height="138%" fo:text-align="justify" style:justify-single-word="false" style:writing-mode="lr-tb"/>
    </style:style>
    <style:style style:name="P7" style:family="paragraph" style:parent-style-name="Text_20_body">
      <style:paragraph-properties fo:margin-left="1.27cm" fo:margin-right="0cm" fo:margin-top="0cm" fo:margin-bottom="0cm" style:contextual-spacing="false" fo:line-height="138%" fo:text-align="center" style:justify-single-word="false" fo:text-indent="0cm" style:auto-text-indent="false" style:writing-mode="lr-tb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44ef74" style:text-blinking="false" fo:background-color="transparent"/>
    </style:style>
    <style:style style:name="P10" style:family="paragraph" style:parent-style-name="Text_20_body">
      <style:paragraph-properties fo:margin-top="0.212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.212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ee0ef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4052af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4eb601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504e97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536c10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ff0000" style:text-line-through-style="none" style:text-line-through-type="none" style:text-underline-style="none" style:text-blinking="false" fo:background-color="transparent" loext:char-shading-value="0"/>
    </style:style>
    <style:style style:name="T11" style:family="text">
      <style:text-properties style:font-name="Courier New" fo:font-weight="bold"/>
    </style:style>
    <style:style style:name="T12" style:family="text">
      <style:text-properties style:font-name="Courier New" fo:font-weight="bold" officeooo:rsid="0050e531"/>
    </style:style>
    <style:style style:name="T13" style:family="text">
      <style:text-properties officeooo:rsid="0050e531"/>
    </style:style>
    <style:style style:name="T14" style:family="text">
      <style:text-properties fo:font-weight="bold"/>
    </style:style>
    <style:style style:name="T15" style:family="text">
      <style:text-properties officeooo:rsid="0054ec2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yecto </text:span><text:span text:style-name="T4">5</text:span><text:span text:style-name="T1">.</text:span><text:span text:style-name="T4">3</text:span><text:span text:style-name="T2">.</text:span><text:span text:style-name="T6">3</text:span><text:span text:style-name="T3">.</text:span><text:span text:style-name="T1"> </text:span><text:span text:style-name="T6">Compresión de imágenes</text:span></text:p>
      <text:p text:style-name="P3"/>
      <text:p text:style-name="P9"><text:span text:style-name="T15">M</text:span>irá alguno de los tableros iniciales. Los tableros son dibujos de diferentes banderas, pero con la información codificada de una forma que ocupa menos espacio que en el formato RGB; decimos que la imagen está codificada en forma <text:span text:style-name="T14">comprimida</text:span>. Tu trabajo es completar el programa para que cambie la codificación a la forma RGB que vimos en las actividades anteriores; decimos que la imagen se <text:span text:style-name="T14">descomprime</text:span>, porque deja de estar comprimida y podemos ver su contenido original, que sí tiene sentido para nosotros. Para eso tenés que completar los procedimientos y funciones ya comenzados; a <text:span text:style-name="T15">casi </text:span>todos les falta algo.</text:p>
      <text:p text:style-name="P10">La codificación comprimida solamente tiene bolitas en la primera celda de cada fila. En cada celda se indica un color RGB con bolitas rojas, verdes y azules, y una longitud en bolitas negras, que es en cuántas celdas de esa fila se repite el color indicado.</text:p>
      <text:p text:style-name="P10">Te mostramos un posible tablero inicial y su correspondiente tablero final, con y sin vestimenta.</text:p>
      <text:p text:style-name="P11"><draw:frame draw:style-name="fr1" draw:name="Image1" text:anchor-type="as-char" svg:width="10.054cm" svg:height="6.541cm" draw:z-index="0"><draw:image xlink:href="https://lh4.googleusercontent.com/QBfi0hBatKoOsEkX7DdInY0SOf-Jd-GFnRglxax3Oopsc9A3fL_Ur6H5dTz9nR4jav3D6EbXyoUinVjR7eHPiNDsfjLXRa0ksYHZgJZ-OJXXdP1Sllkp-LYx1bysHVzwPWEB6Xxb" xlink:type="simple" xlink:show="embed" xlink:actuate="onLoad"/><svg:title>CompresionDeImagenes-tableros.png</svg:title></draw:frame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7-09-08T18:51:07.297000000</dc:date>
    <meta:editing-duration>PT3H48M55S</meta:editing-duration>
    <meta:editing-cycles>57</meta:editing-cycles>
    <meta:generator>LibreOffice/4.2.5.2$Windows_x86 LibreOffice_project/6ff819b65674ae6c83f3cbab9e4a4c2b292a7a94</meta:generator>
    <meta:document-statistic meta:table-count="0" meta:image-count="1" meta:object-count="0" meta:page-count="1" meta:paragraph-count="5" meta:word-count="166" meta:character-count="1004" meta:non-whitespace-character-count="842"/>
  </office:meta>
</office:document-meta>
</file>